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ebd4" officeooo:paragraph-rsid="0010ebd4"/>
    </style:style>
    <style:style style:name="P2" style:family="paragraph" style:parent-style-name="Text_20_body">
      <style:text-properties officeooo:rsid="0010ebd4" officeooo:paragraph-rsid="001475a2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baaf4" officeooo:paragraph-rsid="002ebda9"/>
    </style:style>
    <style:style style:name="P7" style:family="paragraph" style:parent-style-name="Text_20_body" style:list-style-name="L8">
      <style:text-properties officeooo:rsid="001baaf4" officeooo:paragraph-rsid="002ebda9"/>
    </style:style>
    <style:style style:name="P8" style:family="paragraph" style:parent-style-name="Text_20_body">
      <style:text-properties officeooo:rsid="0012d8e3" officeooo:paragraph-rsid="001d779c"/>
    </style:style>
    <style:style style:name="P9" style:family="paragraph" style:parent-style-name="Text_20_body">
      <style:text-properties officeooo:paragraph-rsid="0018def5"/>
    </style:style>
    <style:style style:name="P10" style:family="paragraph" style:parent-style-name="Text_20_body">
      <style:text-properties officeooo:rsid="002ebda9" officeooo:paragraph-rsid="002ebda9"/>
    </style:style>
    <style:style style:name="P11" style:family="paragraph" style:parent-style-name="Text_20_body" style:list-style-name="L9">
      <style:text-properties officeooo:rsid="002ebda9" officeooo:paragraph-rsid="002ebda9"/>
    </style:style>
    <style:style style:name="P12" style:family="paragraph" style:parent-style-name="Text_20_body" style:list-style-name="L10">
      <style:text-properties officeooo:rsid="002ebda9" officeooo:paragraph-rsid="002ebda9"/>
    </style:style>
    <style:style style:name="P13" style:family="paragraph" style:parent-style-name="Text_20_body">
      <style:text-properties officeooo:rsid="0018def5" officeooo:paragraph-rsid="002ebda9"/>
    </style:style>
    <style:style style:name="P14" style:family="paragraph" style:parent-style-name="Text_20_body">
      <style:text-properties officeooo:rsid="0019a9ee" officeooo:paragraph-rsid="002ebda9"/>
    </style:style>
    <style:style style:name="P15" style:family="paragraph" style:parent-style-name="Text_20_body">
      <style:text-properties officeooo:rsid="001b38d0" officeooo:paragraph-rsid="002ebda9"/>
    </style:style>
    <style:style style:name="P16" style:family="paragraph" style:parent-style-name="Text_20_body" style:list-style-name="L9">
      <style:text-properties officeooo:rsid="003003fa" officeooo:paragraph-rsid="003003fa"/>
    </style:style>
    <style:style style:name="P17" style:family="paragraph" style:parent-style-name="Text_20_body">
      <style:text-properties officeooo:rsid="003003fa" officeooo:paragraph-rsid="003003fa"/>
    </style:style>
    <style:style style:name="P18" style:family="paragraph" style:parent-style-name="Text_20_body" style:list-style-name="L10">
      <style:text-properties officeooo:rsid="003003fa" officeooo:paragraph-rsid="003003fa"/>
    </style:style>
    <style:style style:name="P19" style:family="paragraph" style:parent-style-name="Text_20_body" style:list-style-name="L10">
      <style:text-properties officeooo:rsid="003003fa" officeooo:paragraph-rsid="00302068"/>
    </style:style>
    <style:style style:name="P20" style:family="paragraph" style:parent-style-name="Text_20_body" style:list-style-name="L9">
      <style:text-properties fo:font-weight="bold" officeooo:paragraph-rsid="002ebda9" style:font-weight-asian="bold" style:font-weight-complex="bold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2">
      <style:text-properties officeooo:rsid="0010ebd4" officeooo:paragraph-rsid="0010eb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bda9"/>
    </style:style>
    <style:style style:name="T3" style:family="text">
      <style:text-properties officeooo:rsid="003003fa"/>
    </style:style>
    <style:style style:name="T4" style:family="text">
      <style:text-properties officeooo:rsid="0030206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-start text:name="__RefHeading__934_1266146281"/><text:span text:style-name="T2">Thème de </text:span>Destin – <text:span text:style-name="T2">Royauté</text:span><text:bookmark-end text:name="__RefHeading__934_1266146281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934_1266146281" text:style-name="Internet_20_link" text:visited-style-name="Internet_20_link">Destin – Histoire Romaine</text:a><text:tab/>1</text:p>
          <text:p text:style-name="P4"><text:a xlink:type="simple" xlink:href="#__RefHeading___Toc1567_2107091675" text:style-name="Internet_20_link" text:visited-style-name="Internet_20_link">I Caractéristiques de l'aventure</text:a><text:tab/>1</text:p>
          <text:p text:style-name="P5"><text:a xlink:type="simple" xlink:href="#__RefHeading___Toc1569_2107091675" text:style-name="Internet_20_link" text:visited-style-name="Internet_20_link">A Description</text:a><text:tab/>1</text:p>
          <text:p text:style-name="P5"><text:a xlink:type="simple" xlink:href="#__RefHeading___Toc1571_2107091675" text:style-name="Internet_20_link" text:visited-style-name="Internet_20_link">B Caractéristiques de base</text:a><text:tab/>1</text:p>
          <text:p text:style-name="P4"><text:a xlink:type="simple" xlink:href="#__RefHeading__1461_769659882" text:style-name="Internet_20_link" text:visited-style-name="Internet_20_link">II Caractéristiques obligatoires de personnage</text:a><text:tab/>1</text:p>
          <text:p text:style-name="P4"><text:a xlink:type="simple" xlink:href="#__RefHeading___Toc1573_2107091675" text:style-name="Internet_20_link" text:visited-style-name="Internet_20_link">III Événements cruciaux</text:a><text:tab/>2</text:p>
        </text:index-body>
      </text:table-of-content>
      <text:h text:style-name="P22" text:outline-level="2"><text:bookmark-start text:name="__RefHeading___Toc1567_2107091675"/>Caractéristiques d<text:span text:style-name="T2">u thème</text:span><text:bookmark-end text:name="__RefHeading___Toc1567_2107091675"/></text:h>
      <text:h text:style-name="Heading_20_3" text:outline-level="3"><text:bookmark-start text:name="__RefHeading___Toc1569_2107091675"/>Description<text:bookmark-end text:name="__RefHeading___Toc1569_2107091675"/></text:h>
      <text:p text:style-name="P10">Concerne les aventures où le héros joué se trouve être roi d'un pays où le roi a une grande puissance politique.</text:p>
      <text:p text:style-name="P8"/>
      <text:p text:style-name="P1"/>
      <text:h text:style-name="P22" text:outline-level="2"><text:bookmark-start text:name="__RefHeading__1461_769659882"/>Caractéristiques obligatoires de personnage<text:bookmark-end text:name="__RefHeading__1461_769659882"/></text:h>
      <text:p text:style-name="P10"><text:span text:style-name="Strong_20_Emphasis">Stabilité du royaume</text:span> (-3 en guerre civile) à +3 (roi fort craint et aimé)</text:p>
      <text:p text:style-name="P2"/>
      <text:h text:style-name="Heading_20_2" text:outline-level="2">Caractérisation des autres personnages</text:h>
      <text:p text:style-name="P10">Les personnages importants de la dynasti<text:span text:style-name="T3">e</text:span> royale doivent être caractérisés et ont les caractéristiques suivantes : </text:p>
      <text:list xml:id="list117351880479951483" text:style-name="L9">
        <text:list-item>
          <text:p text:style-name="P20"><text:span text:style-name="T2">loyauté</text:span></text:p>
        </text:list-item>
        <text:list-item>
          <text:p text:style-name="P11"><text:span text:style-name="T1">légitimité</text:span> au pouvoir (dépend de la proximité familiale du roi mais aussi de son prestige et popularité)</text:p>
        </text:list-item>
        <text:list-item>
          <text:p text:style-name="P16"><text:span text:style-name="T1">ambition</text:span> (inconnue sauf si bons espions ou grand psychologue)</text:p>
        </text:list-item>
      </text:list>
      <text:p text:style-name="P17"/>
      <text:p text:style-name="P17">Tester l'ambition : tester l'ambition d'un personnage revient à déterminer si il saisit une bonne opportunité pour lui de prendre le pouvoir. Proba = (Ambition*2 + 3) / 10</text:p>
      <text:p text:style-name="P2"/>
      <text:h text:style-name="Heading_20_2" text:outline-level="2"><text:bookmark-start text:name="__RefHeading___Toc1573_2107091675"/>Événements <text:bookmark-end text:name="__RefHeading___Toc1573_2107091675"/></text:h>
      <text:p text:style-name="P9"/>
      <text:p text:style-name="P10">Risque de prise de pouvoir d'un jeune noble</text:p>
      <text:p text:style-name="P13">Condition : <text:span text:style-name="T2">Royauté &amp;&amp; stabilité du royaume &lt; 0 &amp;&amp; (personnage légitimité &gt; 0)</text:span></text:p>
      <text:p text:style-name="P13">Proba : 0,<text:span text:style-name="T2">01</text:span></text:p>
      <text:p text:style-name="P10"><text:soft-page-break/>Effet : tirer au hasard l'ambitieux et afficher ses caractéristiques</text:p>
      <text:p text:style-name="P14">Embranchements : </text:p>
      <text:list xml:id="list4195184148571706274" text:style-name="L10">
        <text:list-item>
          <text:p text:style-name="P12">Vous suspectez un membre proche de votre famille et très en vue du peuple et de la noblesse de comploter pour prendre le pouvoir. - lui proposer la couronne (2) – ne rien faire (<text:span text:style-name="T3">3</text:span>) – <text:span text:style-name="T3">enquêter sur lui (7) – le faire assassiner (8)</text:span></text:p>
        </text:list-item>
        <text:list-item>
          <text:p text:style-name="P18">Tester l'ambition des autres fils si il y en a. Si un réussit (5)</text:p>
        </text:list-item>
        <text:list-item>
          <text:p text:style-name="P18">Tester son ambition. Raté = (4). Passé = (6)</text:p>
        </text:list-item>
        <text:list-item>
          <text:p text:style-name="P18">fin de l'événement sans dommage</text:p>
        </text:list-item>
        <text:list-item>
          <text:p text:style-name="P18">un événement <text:span text:style-name="Class_20_haxe">guerre civile</text:span> entre les deux concurrents commence. Le vainqueur sera le successeur, fin de l'événement</text:p>
        </text:list-item>
        <text:list-item>
          <text:p text:style-name="P18">un événement <text:span text:style-name="Class_20_haxe">Révolte d'un noble</text:span> commence. fin de l'événement</text:p>
        </text:list-item>
        <text:list-item>
          <text:p text:style-name="P18">Renseigne le joueur sur son ambition. Tester son ambition/10. Raté : (1), passé (6)</text:p>
        </text:list-item>
        <text:list-item>
          <text:p text:style-name="P19">Événement <text:span text:style-name="Class_20_haxe">assassiner un noble</text:span>. Puis prestige -0,5. Réussite (4) Échec +1 à son ambition et Tester son ambition. Raté : (<text:span text:style-name="T4">4</text:span>), passé (6)</text:p>
        </text:list-item>
      </text:list>
      <text:p text:style-name="P15">Fin : <text:span text:style-name="T2">Mort du personnage suspect ou du héros</text:span></text:p>
      <text:p text:style-name="P6">Texte : </text:p>
      <text:list xml:id="list3934330754639595961" text:style-name="L8">
        <text:list-item>
          <text:p text:style-name="P7">début : <text:span text:style-name="T2">Votre règne est affaibli et vous craignez que [nom du Suspect] n'en profite pour prendre le pouvoir car il est puissant et populair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4e1e01" draw:opacity="100%"/>
      <style:paragraph-properties style:page-number="auto" fo:background-color="#4e1e01" style:shadow="none">
        <style:tab-stops/>
      </style:paragraph-properties>
      <style:text-properties fo:font-variant="small-caps" fo:color="#e3c91c" style:font-name="Trajan Pro" fo:font-family="'Trajan Pro'" style:font-style-name="Normal" style:font-family-generic="roman" style:font-pitch="variable" fo:font-size="16pt" fo:font-style="normal" style:text-underline-style="none" fo:font-weight="normal" style:font-size-asian="14pt" style:font-style-asian="italic" style:font-weight-asian="bold" style:font-size-complex="14pt" style:font-style-complex="italic" style:font-weight-complex="bold" style:font-relief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center" style:justify-single-word="false" fo:background-color="transparent"/>
      <style:text-properties style:font-name="Trajan Pro1" fo:font-family="'Trajan Pro'" style:font-style-name="Gras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964506" draw:opacity="100%"/>
      <style:paragraph-properties fo:margin-left="0.76cm" fo:margin-right="0cm" fo:text-indent="-0.161cm" style:auto-text-indent="false" fo:background-color="#964506" style:shadow="none">
        <style:tab-stops/>
        <style:drop-cap/>
      </style:paragraph-properties>
      <style:text-properties fo:color="#e3a12e" style:font-name="Trajan Pro1" fo:font-family="'Trajan Pro'" style:font-style-name="Gras" style:font-family-generic="roman" style:font-pitch="variable" fo:font-size="13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text-indent="0.54cm" style:auto-text-indent="false">
        <style:tab-stops/>
      </style:paragraph-properties>
      <style:text-properties fo:color="#280099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ajan Pro1" fo:font-family="'Trajan Pro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rait" style:family="paragraph" style:parent-style-name="Text_20_body">
      <style:text-properties fo:color="#6b0094" style:font-name="Eras Medium ITC" fo:font-family="'Eras Medium ITC'" style:font-style-name="Gras" style:font-family-generic="swiss" style:font-pitch="variable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161cm" fo:margin-right="0cm" fo:text-indent="0.3cm" style:auto-text-indent="false">
        <style:tab-stops/>
      </style:paragraph-properties>
      <style:text-properties fo:color="#004a4a" style:font-name="Batang" fo:font-family="Batang" style:font-style-name="Italique" style:font-family-generic="roman" style:font-pitch="variable" fo:font-size="80%" fo:font-style="italic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À_20_faire" style:display-name="À faire" style:family="text">
      <style:text-properties fo:color="#800000" style:font-name="Gill Sans MT" fo:font-family="'Gill Sans MT'" style:font-style-name="Italique" style:font-family-generic="swiss" style:font-pitch="variable" fo:font-size="13pt" fo:language="fr" fo:country="FR" fo:font-style="italic" fo:background-color="#ff9966"/>
    </style:style>
    <style:style style:name="Exampl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n_20_cours" style:display-name="En cours" style:family="text" style:parent-style-name="À_20_faire">
      <style:text-properties fo:color="#ffff00" style:font-name="Gill Sans MT" fo:font-family="'Gill Sans MT'" style:font-style-name="Italique" style:font-family-generic="swiss" style:font-pitch="variable" fo:font-size="13pt" fo:language="fr" fo:country="FR" fo:font-style="italic" fo:background-color="#000080" style:language-asian="zxx" style:country-asian="none" style:language-complex="zxx" style:country-complex="none"/>
    </style:style>
    <style:style style:name="Fini" style:family="text" style:parent-style-name="En_20_cours">
      <style:text-properties fo:color="#000080" style:font-name="Gill Sans MT" fo:font-family="'Gill Sans MT'" style:font-style-name="Italique" style:font-family-generic="swiss" style:font-pitch="variable" fo:font-size="13pt" fo:language="fr" fo:country="FR" fo:font-style="italic" fo:background-color="transparent" style:language-asian="zxx" style:country-asian="none" style:language-complex="zxx" style:country-complex="none"/>
    </style:style>
    <style:style style:name="Numbering_20_Symbols" style:display-name="Numbering Symbols" style:family="text"/>
    <style:style style:name="Standard_20_renaissance" style:display-name="Standard renaissance" style:family="text"/>
    <style:style style:name="Class_20_haxe" style:display-name="Class haxe" style:family="text">
      <style:text-properties style:font-name="Trebuchet MS" fo:font-family="'Trebuchet MS'" style:font-style-name="Gras" style:font-family-generic="swiss" style:font-pitch="variable" fo:language="fr" fo:country="FR" fo:font-weight="bold" fo:background-color="#e6e6ff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7H12M2S</meta:editing-duration>
    <meta:editing-cycles>400</meta:editing-cycles>
    <meta:generator>LibreOffice/5.0.4.2$Windows_x86 LibreOffice_project/2b9802c1994aa0b7dc6079e128979269cf95bc78</meta:generator>
    <dc:date>2017-12-19T01:37:57.907000000</dc:date>
    <meta:document-statistic meta:table-count="0" meta:image-count="0" meta:object-count="0" meta:page-count="2" meta:paragraph-count="36" meta:word-count="377" meta:character-count="2190" meta:non-whitespace-character-count="1857"/>
    <meta:user-defined meta:name="Info 1"/>
    <meta:user-defined meta:name="Info 2"/>
    <meta:user-defined meta:name="Info 3"/>
    <meta:user-defined meta:name="Info 4"/>
  </office:meta>
</office:document-meta>
</file>